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4" style:family="table-cell" style:parent-style-name="Default">
      <style:map style:condition="cell-content()=&quot;w&quot;" style:apply-style-name="wall" style:base-cell-address="Sheet1.A1"/>
      <style:map style:condition="cell-content()=&quot;+&quot;" style:apply-style-name="door" style:base-cell-address="Sheet1.A1"/>
      <style:map style:condition="cell-content()=&quot;p&quot;" style:apply-style-name="portal" style:base-cell-address="Sheet1.A1"/>
    </style:style>
    <style:style style:name="ce20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44" table:default-cell-style-name="ce1"/>
        <table:table-column table:style-name="co1" table:number-columns-repeated="14" table:default-cell-style-name="ce205"/>
        <table:table-column table:style-name="co1" table:number-columns-repeated="965" table:default-cell-style-name="Default"/>
        <table:table-row table:style-name="ro1"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4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6"/>
          <table:table-cell table:style-name="ce205" table:number-columns-repeated="147"/>
          <table:table-cell table:number-columns-repeated="818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table:number-columns-repeated="2" office:value-type="string" calcext:value-type="string">
            <text:p>w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table:style-name="ce4" table:number-columns-repeated="4"/>
          <table:table-cell/>
          <table:table-cell table:number-columns-repeated="4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/>
          <table:table-cell table:number-columns-repeated="3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/>
          <table:table-cell table:style-name="ce4"/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2"/>
          <table:table-cell table:style-name="ce4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3" office:value-type="string" calcext:value-type="string">
            <text:p>w</text:p>
          </table:table-cell>
          <table:table-cell table:number-columns-repeated="2"/>
          <table:table-cell table:style-name="ce4" office:value-type="string" calcext:value-type="string">
            <text:p>+</text:p>
          </table:table-cell>
          <table:table-cell table:style-name="ce4"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style-name="ce4"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-</text:p>
          </table:table-cell>
          <table:table-cell table:style-name="ce4"/>
          <table:table-cell/>
          <table:table-cell table:style-name="ce4" office:value-type="string" calcext:value-type="string">
            <text:p>w</text:p>
          </table:table-cell>
          <table:table-cell table:style-name="ce4" table:number-columns-repeated="3"/>
          <table:table-cell table:number-columns-repeated="4"/>
          <table:table-cell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 table:number-columns-repeated="5" office:value-type="string" calcext:value-type="string">
            <text:p>w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number-columns-repeated="2" table:style-name="ce4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office:value-type="string" calcext:value-type="string">
            <text:p>+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table:number-columns-repeated="4"/>
          <table:table-cell table:number-columns-repeated="2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w</text:p>
          </table:table-cell>
          <table:table-cell table:number-columns-repeated="2"/>
          <table:table-cell table:number-columns-repeated="3"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string" calcext:value-type="string">
            <text:p>w</text:p>
          </table:table-cell>
          <table:table-cell/>
          <table:table-cell table:number-columns-repeated="2"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w</text:p>
          </table:table-cell>
          <table:table-cell table:number-columns-repeated="1018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3">
          <table:table-cell table:style-name="Default"/>
          <table:table-cell table:style-name="ce205" table:number-columns-repeated="44"/>
          <table:table-cell table:number-columns-repeated="979"/>
        </table:table-row>
        <table:table-row table:style-name="ro1">
          <table:table-cell table:style-name="Default"/>
          <table:table-cell table:style-name="ce205" table:number-columns-repeated="44"/>
          <table:table-cell table:number-columns-repeated="979"/>
        </table:table-row>
        <calcext:conditional-formats>
          <calcext:conditional-format calcext:target-range-address="Sheet1.A1:Sheet1.AS30">
            <calcext:condition calcext:apply-style-name="wall" calcext:value="=&quot;w&quot;" calcext:base-cell-address="Sheet1.A1"/>
            <calcext:condition calcext:apply-style-name="door" calcext:value="=&quot;+&quot;" calcext:base-cell-address="Sheet1.A1"/>
            <calcext:condition calcext:apply-style-name="portal" calcext:value="=&quot;p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666666"/>
    </style:style>
    <style:style style:name="wall" style:family="table-cell" style:parent-style-name="Default">
      <style:table-cell-properties fo:background-color="#666666"/>
    </style:style>
    <style:style style:name="door" style:family="table-cell" style:parent-style-name="Default">
      <style:table-cell-properties fo:background-color="#cccccc" loext:vertical-justify="auto"/>
      <style:paragraph-properties css3t:text-justify="auto"/>
    </style:style>
    <style:style style:name="portal" style:family="table-cell" style:parent-style-name="Default">
      <style:table-cell-properties fo:background-color="#5c2d91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4">0000/00/00</text:date>, <text:time style:data-style-name="N2" text:time-value="10:45:58.242278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9:03:51.880804706</meta:creation-date>
    <dc:date>2018-03-04T10:46:35.206460304</dc:date>
    <meta:editing-duration>PT1H15M51S</meta:editing-duration>
    <meta:editing-cycles>22</meta:editing-cycles>
    <meta:generator>LibreOffice/5.4.5.1$Linux_X86_64 LibreOffice_project/40m0$Build-1</meta:generator>
    <meta:document-statistic meta:table-count="1" meta:cell-count="91" meta:object-count="0"/>
  </office:meta>
</office:document-meta>
</file>